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color="#000080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fo:font-size="14pt" style:font-size-asian="14pt" style:font-size-complex="14pt"/>
    </style:style>
    <style:style style:name="P6" style:family="paragraph" style:parent-style-name="Standard">
      <style:text-properties fo:color="#000080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80" fo:font-size="14pt" style:text-underline-style="non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80" fo:font-size="14pt" style:text-underline-style="non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style:text-underline-style="non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style:font-size-asian="14pt" style:font-size-complex="14pt"/>
    </style:style>
    <style:style style:name="P11" style:family="paragraph" style:parent-style-name="Standard">
      <style:text-properties fo:color="#ff0000" fo:font-size="14pt" style:font-size-asian="14pt" style:font-size-complex="14pt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text-properties fo:font-size="14pt" style:font-size-asian="14pt" style:font-size-complex="14pt"/>
    </style:style>
    <style:style style:name="P14" style:family="paragraph" style:parent-style-name="Standard">
      <style:text-properties fo:color="#000080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text-properties fo:color="#000080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80" fo:font-size="14pt" style:font-size-asian="14pt" style:font-size-complex="14pt"/>
    </style:style>
    <style:style style:name="P17" style:family="paragraph" style:parent-style-name="Standard" style:list-style-name="L1">
      <style:text-properties fo:color="#000080" fo:font-size="14pt" style:font-size-asian="14pt" style:font-size-complex="14pt"/>
    </style:style>
    <style:style style:name="P18" style:family="paragraph" style:parent-style-name="Standard" style:list-style-name="L2">
      <style:text-properties fo:color="#000080" fo:font-size="14pt" style:font-size-asian="14pt" style:font-size-complex="14pt"/>
    </style:style>
    <style:style style:name="P19" style:family="paragraph" style:parent-style-name="Standard" style:list-style-name="L3">
      <style:paragraph-properties fo:text-align="start" style:justify-single-word="false"/>
      <style:text-properties fo:color="#000080" fo:font-size="14pt" style:text-underline-style="none" style:font-size-asian="14pt" style:font-size-complex="14pt"/>
    </style:style>
    <style:style style:name="P20" style:family="paragraph" style:parent-style-name="Standard" style:list-style-name="L2">
      <style:text-properties fo:color="#000000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000000" fo:font-size="14pt" style:text-underline-style="none" style:font-size-asian="14pt" style:font-size-complex="14pt"/>
    </style:style>
    <style:style style:name="P23" style:family="paragraph" style:parent-style-name="Standard" style:list-style-name="L3">
      <style:paragraph-properties fo:text-align="start" style:justify-single-word="false"/>
      <style:text-properties fo:color="#000000" fo:font-size="14pt" style:text-underline-style="none" style:font-size-asian="14pt" style:font-size-complex="14pt"/>
    </style:style>
    <style:style style:name="P24" style:family="paragraph" style:parent-style-name="Standard">
      <style:text-properties fo:color="#ff0000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80"/>
    </style:style>
    <style:style style:name="T3" style:family="text">
      <style:text-properties fo:color="#000080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0000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.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erenças e semelhanças entre Formulários de Inscrição na Pós Graduação do IME</text:p>
      <text:p text:style-name="P1"/>
      <text:p text:style-name="P1"><text:tab/><text:span text:style-name="T1">Pegamos dois formulários. O do BCC e da Matemática (igual ao da Estatística e Matemática Aplicada).</text:span></text:p>
      <text:p text:style-name="P12"><text:tab/>Ambos possuem uma introdução como a abaixo:</text:p>
      <text:p text:style-name="P12"/>
      <text:p text:style-name="P1"><text:span text:style-name="T1"><text:s text:c="39"/></text:span><text:span text:style-name="T3"><text:s/>UNIVERSIDADE DE SÃO PAULO </text:span></text:p>
      <text:p text:style-name="P6"><text:s text:c="33"/>INSTITUTO DE MATEMÁTICA E ESTATÍSTICA </text:p>
      <text:p text:style-name="P6"><text:s text:c="38"/>COMISSÃO DE PÓS-GRADUAÇÃO </text:p>
      <text:p text:style-name="P6"><text:s text:c="41"/>FORMULÁRIO DE INSCRIÇÃO </text:p>
      <text:p text:style-name="P6">Recomenda-se ao candidato que leia atentamente este formulário antes de começar a preenchê-lo. Todas as informações devem ser fornecidas de maneira legível, preferencialmente em letras de forma, com a maior clareza </text:p>
      <text:p text:style-name="P6">possível. Se os espaços disponíveis não forem suficientes, o candidato poderá completar as informações no item 9. </text:p>
      <text:p text:style-name="P1"/>
      <text:p text:style-name="P1"><text:tab/><text:span text:style-name="T1">Os itens são colocados de forma numerada como colocados abaixo. Texto em azul se refere ao texto encontrado nos formulários.</text:span></text:p>
      <text:p text:style-name="P1"/>
      <text:list text:style-name="L1">
        <text:list-item>
          <text:p text:style-name="P17">Dados Pessoais</text:p>
          <text:p text:style-name="P13">Os dados pessoais são requeridos de forma idêntica nos dois formulários.</text:p>
        </text:list-item>
      </text:list>
      <text:p text:style-name="P3"/>
      <text:p text:style-name="P4">NOME COMPLETO: __________________________________ </text:p>
      <text:p text:style-name="P4">DATA DE NASCIMENTO: _____________ </text:p>
      <text:p text:style-name="P4">ESTADO CIVIL: ________________________ </text:p>
      <text:p text:style-name="P4">DOC. DE IDENTIDADE No: _______________________ </text:p>
      <text:p text:style-name="P4">TIPO: ____________________ </text:p>
      <text:p text:style-name="P4">CPF No: ___________________________ </text:p>
      <text:p text:style-name="P4">NACIONALIDADE: _____________________ </text:p>
      <text:p text:style-name="P3"/>
      <text:list text:style-name="L1" text:continue-numbering="true">
        <text:list-item>
          <text:p text:style-name="P17">Endereços</text:p>
          <text:p text:style-name="P13">Os endereços são requeridos de forma idêntica nos dois formulários.</text:p>
        </text:list-item>
      </text:list>
      <text:p text:style-name="P4"/>
      <text:p text:style-name="P4">ENDEREÇO PERMANENTE:__________________________________________ </text:p>
      <text:p text:style-name="P4">____________________________________________________________________</text:p>
      <text:p text:style-name="P4">CIDADE: ____________________________ ESTADO: ______ CEP: </text:p>
      <text:p text:style-name="P4">TELEFONE PARA CONTATO: (_____)___________________________________ </text:p>
      <text:p text:style-name="P4">ENDEREÇO PARA CORRESPONDÊNCIA:____________________________ </text:p>
      <text:p text:style-name="P4">CIDADE: _____________ ESTADO: ______ CEP: ________________ </text:p>
      <text:p text:style-name="P4">TELEFONE: (_______)______________________ FAX:(_____)_____________ </text:p>
      <text:p text:style-name="P4">CORREIO ELETRÔNICO: __________________________________________ </text:p>
      <text:list text:style-name="L2">
        <text:list-item>
          <text:p text:style-name="P18"><text:soft-page-break/>Cursos</text:p>
          <text:list>
            <text:list-item>
              <text:p text:style-name="P18"/>
              <text:p text:style-name="P20">No formulário da matemática apresenta texto diferente do que computação:</text:p>
              <text:p text:style-name="P15"/>
              <text:p text:style-name="P15">3.1. Programa para o qual está solicitando admissão: </text:p>
              <text:p text:style-name="P15"><text:s text:c="20"/>( ) Mestrado <text:s text:c="19"/>( ) Doutorado </text:p>
            </text:list-item>
          </text:list>
        </text:list-item>
      </text:list>
      <text:p text:style-name="P6"><text:tab/> </text:p>
      <text:p text:style-name="P4"><text:tab/> <text:s text:c="3"/><text:span text:style-name="T7"><text:s/></text:span><text:span text:style-name="T5">3.1. Programa para o qual está solicitando admissão: </text:span></text:p>
      <text:p text:style-name="P24"><text:s text:c="4"/><text:tab/><text:tab/> [] Matemática <text:s text:c="35"/>[] <text:s/>Estatística </text:p>
      <text:p text:style-name="P24"><text:s text:c="5"/><text:tab/><text:tab/> [] Matemática Aplicada <text:s text:c="20"/>[] Ciência da Computação </text:p>
      <text:p text:style-name="P4"/>
      <text:p text:style-name="P4"/>
      <text:p text:style-name="P4"><text:tab/>3.2</text:p>
      <text:p text:style-name="P4"><text:tab/><text:tab/><text:span text:style-name="T6">O item 3.2 do formulário da matemática é igual ao item 3.1 da CC.</text:span></text:p>
      <text:p text:style-name="P4"><text:tab/></text:p>
      <text:p text:style-name="P11"><text:tab/><text:tab/><text:span text:style-name="T7">3.2. Nível: <text:tab/><text:tab/>[]Mestrado <text:tab/><text:tab/>[]Doutorado</text:span></text:p>
      <text:p text:style-name="P11"/>
      <text:p text:style-name="P11"><text:tab/><text:tab/><text:span text:style-name="T2">3.2. Época em que pretende iniciar o programa: </text:span></text:p>
      <text:p text:style-name="P4"><text:s text:c="11"/><text:tab/><text:tab/> ( ) Março <text:s text:c="14"/>( ) Agosto </text:p>
      <text:p text:style-name="P4"/>
      <text:p text:style-name="P4"><text:tab/>3.3</text:p>
      <text:p text:style-name="P4"><text:tab/><text:tab/><text:span text:style-name="T6">O formulário da CC pergunta sobre inscrição em outros <text:tab/><text:tab/><text:tab/>programas. Mas o formulário da Matemática pergunta em relação a quando <text:tab/>pretende iniciar o programa.</text:span></text:p>
      <text:p text:style-name="P21"/>
      <text:p text:style-name="P4"><text:span text:style-name="T6"><text:tab/><text:tab/></text:span>3.3. Está pleiteando inscrição em outros programas de pós-graduação? (<text:tab/><text:tab/>Relacionar o(s) nome(s) da(s) instituição(ões) e do(s) respectivo(s) <text:tab/><text:tab/><text:tab/>programa(s).) </text:p>
      <text:p text:style-name="P4"/>
      <text:p text:style-name="P4"><text:tab/><text:tab/><text:span text:style-name="T5">3.3. Época em que pretende iniciar o programa: </text:span></text:p>
      <text:p text:style-name="P24"><text:s text:c="2"/><text:tab/> <text:tab/> []Janeiro (incluindo os Cursos de Verão) <text:s text:c="12"/>[]Março <text:s text:c="5"/>[]Agosto </text:p>
      <text:p text:style-name="P24"><text:s text:c="4"/><text:tab/><text:tab/>(O desempenho nos Cursos de Verão pode ser utilizado como subsídio <text:tab/><text:tab/>para o julgamento definitivo dos pedidos de inscrição e das solicitações <text:tab/><text:tab/>de bolsas.) </text:p>
      <text:p text:style-name="P11"/>
      <text:p text:style-name="P11"><text:tab/><text:span text:style-name="T2">3.4 <text:s/></text:span><text:span text:style-name="T6">Na matemática este item corresponde exatamente ao item 3.3 da CC.</text:span></text:p>
      <text:p text:style-name="P4"/>
      <text:p text:style-name="P4"><text:tab/><text:tab/>3.4. Já entrou em contato com algum docente do IME-USP que esteja <text:tab/><text:tab/>disposto a orientá-lo? (Caso sim, indicar o nome do docente.) </text:p>
      <text:p text:style-name="P4"/>
      <text:p text:style-name="P4"><text:tab/><text:tab/></text:p>
      <text:p text:style-name="P11"><text:span text:style-name="T2"><text:tab/>3.5 <text:s/></text:span><text:span text:style-name="T6">Na matemática este item corresponde exatamente ao item 3.4 da CC.</text:span></text:p>
      <text:p text:style-name="P21"><text:tab/>O item da CC não existe no formulário da matemática.</text:p>
      <text:p text:style-name="P4"><text:tab/><text:tab/></text:p>
      <text:p text:style-name="P4"/>
      <text:p text:style-name="P5"><text:soft-page-break/><text:tab/>3.5 Indique abaixo as áreas em que gostaria de realizar sua pós-graduação. Marque 1 nas áreas em que você </text:p>
      <text:p text:style-name="P5"><text:s text:c="5"/>tenha muita afinidade e 2 naquelas em que você tenha um pouco de afinidade. Deixe em branco as áreas </text:p>
      <text:p text:style-name="P5"><text:s text:c="5"/>em que você não gostaria de realizar sua pós-graduação. _______________________________ </text:p>
      <text:p text:style-name="P5"><text:s text:c="4"/>( ) Banco de Dados <text:s text:c="36"/>( ) Inteligência Artificial </text:p>
      <text:p text:style-name="P5"><text:s text:c="3"/>( ) Bioinformática <text:s text:c="37"/>( ) Linguagens de Programação </text:p>
      <text:p text:style-name="P5"><text:s text:c="3"/>( ) Combinatória <text:s text:c="39"/>( ) Lógica Computacional </text:p>
      <text:p text:style-name="P5"><text:s text:c="3"/>( ) Combinatória e Grafos <text:s text:c="30"/>( ) Otimização Combinatória </text:p>
      <text:p text:style-name="P5"><text:s text:c="3"/>( ) Computação Gráfica <text:s text:c="33"/>( ) Otimização Contínua </text:p>
      <text:p text:style-name="P5"><text:s text:c="3"/>( ) Computação Paralela <text:s text:c="32"/>( ) Sistemas Distribuídos </text:p>
      <text:p text:style-name="P5"><text:s text:c="3"/>( ) Computação Musical <text:s text:c="33"/>( ) Sistemas de Tutores Inteligentes </text:p>
      <text:p text:style-name="P5"><text:s text:c="3"/>( ) Criptografia <text:s text:c="39"/>( ) Teoria dos Autômatos </text:p>
      <text:p text:style-name="P5"><text:s text:c="3"/>( ) Engenharia de Software <text:s text:c="29"/>( ) Visão Computacional </text:p>
      <text:p text:style-name="P5"><text:s text:c="59"/>( ) Outras(indique abaixo quais outras) </text:p>
      <text:p text:style-name="P5"><text:s text:c="3"/>( ) Ainda não sei </text:p>
      <text:p text:style-name="P5"><text:s text:c="3"/>( ) _________________________ <text:s text:c="26"/>( ) ______________ </text:p>
      <text:p text:style-name="P5"><text:s text:c="3"/>( ) _________________________ <text:s text:c="26"/>( ) _________</text:p>
      <text:p text:style-name="P7"/>
      <text:p text:style-name="P7"/>
      <text:p text:style-name="P7"><text:tab/>3.6<text:span text:style-name="T6"> Este item só existe no formulário da CC.</text:span></text:p>
      <text:p text:style-name="P10"><text:tab/></text:p>
      <text:p text:style-name="P8"><text:tab/> <text:s text:c="4"/>3.6. Caso seja aceito, pretende realizar sua pós-graduação dedicando-se em tempo integral? Marque uma das opções: </text:p>
      <text:p text:style-name="P8">( ) Sim <text:s text:c="2"/>( ) Sim, se eu obtiver uma bolsa <text:s text:c="8"/>( ) Não </text:p>
      <text:p text:style-name="P9"/>
      <text:list text:style-name="L3">
        <text:list-item>
          <text:p text:style-name="P19">Bolsa</text:p>
          <text:p text:style-name="P23">Idênticos.</text:p>
        </text:list-item>
        <text:list-item>
          <text:p text:style-name="P19">Formação acadêmica</text:p>
          <text:list>
            <text:list-item>
              <text:p text:style-name="P23"><text:s/>Idênticos.</text:p>
            </text:list-item>
            <text:list-item>
              <text:p text:style-name="P23"><text:s/>Só existe no formulário da CC.</text:p>
            </text:list-item>
          </text:list>
        </text:list-item>
      </text:list>
      <text:p text:style-name="P7"><text:tab/><text:tab/></text:p>
      <text:p text:style-name="P7"/>
      <text:p text:style-name="P7"><text:tab/>5.2. Realizou Iniciação Científica? </text:p>
      <text:p text:style-name="P7"><text:tab/>Indique (a) instituição, (b) tema do projeto, <text:tab/><text:tab/>(c) nome do orientador:</text:p>
      <text:p text:style-name="P7"/>
      <text:p text:style-name="P7"><text:tab/><text:span text:style-name="T6">5.3 Corresponde ao item 5.2 da matemática.</text:span></text:p>
      <text:p text:style-name="P8"><text:span text:style-name="T6"><text:tab/></text:span>5.3. Formação superior - pós-graduação (mestrado): instituição, início e término (mês e ano), título obtido, título </text:p>
      <text:p text:style-name="P8"><text:s text:c="5"/>da dissertação, nome do orientador: </text:p>
      <text:p text:style-name="P8"/>
      <text:p text:style-name="P7"><text:tab/><text:span text:style-name="T6">5.4 Corresponde ao item 5.3 da matemática</text:span></text:p>
      <text:p text:style-name="P8"><text:tab/>5.4. Outras atividades acadêmicas já realizadas, pertinentes ao programa pretendido (cursos de pós-graduação </text:p>
      <text:p text:style-name="P8"><text:soft-page-break/><text:s text:c="5"/>lato sensu, especialização, aperfeiçoamento, extensão, etc.): instituição, início e término (mês e ano), título obtido: </text:p>
      <text:p text:style-name="P7"/>
      <text:p text:style-name="P10"><text:tab/>5.5 Corresponde ao item 5.4 da matemática</text:p>
      <text:p text:style-name="P10"><text:tab/></text:p>
      <text:p text:style-name="P7"><text:span text:style-name="T6"><text:tab/></text:span>5.5. Nomes e instituições de (pelo menos 2) professores a quem pediu cartas de <text:tab/>recomendação:</text:p>
      <text:p text:style-name="P7"/>
      <text:p text:style-name="P7"><text:tab/></text:p>
      <text:p text:style-name="P10"><text:tab/>5.6 e 5.7 só existem no formulário da CC.</text:p>
      <text:p text:style-name="P7"><text:tab/></text:p>
      <text:p text:style-name="P7"><text:tab/>5.6. Realizou o POSCOMP? Se sim, indique o ano e o número de acertos em cada prova (lógica, matemática, tecnologia). Além disso, anexe à documentação de inscrição uma cópia do comprovante, contendo suas notas, que você pode imprimir da página do POSCOMP. </text:p>
      <text:p text:style-name="P7"/>
      <text:p text:style-name="P7"><text:tab/>5.7. Cursou disciplinas de pós-graduação no IME-USP como aluno especial? Indique (a) disciplinas, (b) ano, (c) conceitos obtidos. Inclua, na documentação, um histórico ou comprovante dos conceitos obtidos nessas disciplinas: </text:p>
      <text:p text:style-name="P7"/>
      <text:p text:style-name="P7">6 ao 9 – Idênticos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initial-creator>daniel delgado</meta:initial-creator>
    <meta:creation-date>2010-03-23T16:51:42</meta:creation-date>
    <dc:creator>daniel delgado</dc:creator>
    <dc:date>2010-03-26T13:33:11</dc:date>
    <meta:editing-cycles>19</meta:editing-cycles>
    <meta:editing-duration>PT1H10M36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4" meta:paragraph-count="99" meta:word-count="723" meta:character-count="6364"/>
  </office:meta>
</office:document-meta>
</file>